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Dashed_20__28_var_29_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cm" svg:height="3cm" svg:x="5.3cm" svg:y="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cm" svg:height="3cm" svg:x="13.1cm" svg:y="4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cm" svg:height="3cm" svg:x="20.7cm" svg:y="4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cm" svg:height="3cm" svg:x="8cm" svg:y="11.3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cm" svg:height="3cm" svg:x="17.1cm" svg:y="11.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3cm" svg:y1="5.5cm" svg:x2="13.1cm" svg:y2="5.5cm" draw:start-shape="id1" draw:start-glue-point="10" draw:end-shape="id2" draw:end-glue-point="6" svg:d="M8300 5500h4800" svg:viewBox="0 0 4801 1">
          <text:p/>
        </draw:connector>
        <draw:connector draw:style-name="gr2" draw:text-style-name="P1" draw:layer="layout" draw:type="line" svg:x1="16.1cm" svg:y1="5.5cm" svg:x2="20.7cm" svg:y2="5.5cm" draw:start-shape="id2" draw:start-glue-point="10" draw:end-shape="id3" svg:d="M16100 5500h4600" svg:viewBox="0 0 4601 1">
          <text:p/>
        </draw:connector>
        <draw:connector draw:style-name="gr2" draw:text-style-name="P1" draw:layer="layout" draw:type="line" svg:x1="11cm" svg:y1="12.8cm" svg:x2="17.1cm" svg:y2="12.8cm" draw:start-shape="id4" draw:start-glue-point="10" draw:end-shape="id5" draw:end-glue-point="6" svg:d="M11000 12800h6100" svg:viewBox="0 0 6101 1">
          <text:p/>
        </draw:connector>
        <draw:connector draw:style-name="gr3" draw:text-style-name="P1" draw:layer="layout" draw:type="line" svg:x1="6.8cm" svg:y1="7cm" svg:x2="8.439cm" svg:y2="11.739cm" draw:start-shape="id1" draw:start-glue-point="8" draw:end-shape="id4" draw:end-glue-point="5" svg:d="M6800 7000l1639 4739" svg:viewBox="0 0 1640 4740">
          <text:p/>
        </draw:connector>
        <draw:connector draw:style-name="gr3" draw:text-style-name="P1" draw:layer="layout" draw:type="line" svg:x1="7.861cm" svg:y1="6.561cm" svg:x2="17.539cm" svg:y2="11.739cm" draw:start-shape="id1" draw:start-glue-point="9" draw:end-shape="id5" draw:end-glue-point="5" svg:d="M7861 6561l9678 5178" svg:viewBox="0 0 9679 5179">
          <text:p/>
        </draw:connector>
        <draw:connector draw:style-name="gr3" draw:text-style-name="P1" draw:layer="layout" draw:type="line" svg:x1="15.661cm" svg:y1="6.561cm" svg:x2="18.6cm" svg:y2="11.3cm" draw:start-shape="id2" draw:start-glue-point="9" draw:end-shape="id5" svg:d="M15661 6561l2939 4739" svg:viewBox="0 0 2940 4740">
          <text:p/>
        </draw:connector>
        <draw:connector draw:style-name="gr3" draw:text-style-name="P1" draw:layer="layout" draw:type="line" svg:x1="22.2cm" svg:y1="7cm" svg:x2="19.661cm" svg:y2="11.739cm" draw:start-shape="id3" draw:start-glue-point="8" draw:end-shape="id5" draw:end-glue-point="11" svg:d="M22200 7000l-2539 4739" svg:viewBox="0 0 2540 4740">
          <text:p/>
        </draw:connector>
        <draw:connector draw:style-name="gr2" draw:text-style-name="P1" draw:layer="layout" draw:type="curve" draw:line-skew="-1.024cm" svg:x1="6.8cm" svg:y1="4cm" svg:x2="22.2cm" svg:y2="4cm" draw:start-shape="id1" draw:start-glue-point="4" draw:end-shape="id3" draw:end-glue-point="4" svg:d="M6800 4000c0-2287 15400-2287 15400 0" svg:viewBox="0 0 15401 1716">
          <text:p/>
        </draw:connector>
        <draw:g>
          <draw:line draw:style-name="gr4" draw:text-style-name="P1" draw:layer="layout" svg:x1="7cm" svg:y1="8.4cm" svg:x2="8.2cm" svg:y2="10.1cm">
            <text:p/>
          </draw:line>
          <draw:line draw:style-name="gr4" draw:text-style-name="P1" draw:layer="layout" svg:x1="8.5cm" svg:y1="8.7cm" svg:x2="6.7cm" svg:y2="9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02:03:15.555395696</meta:creation-date>
    <dc:date>2017-05-18T02:08:13.284082883</dc:date>
    <meta:editing-duration>P0D</meta:editing-duration>
    <meta:editing-cycles>1</meta:editing-cycles>
    <meta:generator>LibreOffice/4.2.8.2$Linux_X86_64 LibreOffice_project/420m0$Build-2</meta:generator>
    <meta:document-statistic meta:object-count="16"/>
  </office:meta>
</office:document-meta>
</file>